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00.44pt"/>
    </style:style>
    <style:style style:name="co3" style:family="table-column">
      <style:table-column-properties fo:break-before="auto" style:column-width="254.49pt"/>
    </style:style>
    <style:style style:name="co4" style:family="table-column">
      <style:table-column-properties fo:break-before="auto" style:column-width="165.09pt"/>
    </style:style>
    <style:style style:name="co5" style:family="table-column">
      <style:table-column-properties fo:break-before="auto" style:column-width="116.31pt"/>
    </style:style>
    <style:style style:name="co6" style:family="table-column">
      <style:table-column-properties fo:break-before="auto" style:column-width="162.4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pt"/>
      <style:text-properties style:text-position="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pt"/>
    </style:style>
  </office:automatic-styles>
  <office:body>
    <office:spreadsheet>
      <table:table table:name="FBINGOs" table:style-name="ta1">
        <table:table-column table:style-name="co1" table:default-cell-style-name="Default"/>
        <table:table-row table:style-name="ro1">
          <table:table-cell/>
        </table:table-row>
      </table:table>
      <table:table table:name="FEINGOs" table:style-name="ta1"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UR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ernational Press Institute</text:p>
          </table:table-cell>
          <table:table-cell office:value-type="string" calcext:value-type="string">
            <text:p><text:a xlink:href="http://www.freemedia.at/" xlink:type="simple">http://www.freemedia.at/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ticle19</text:p>
          </table:table-cell>
          <table:table-cell office:value-type="string" calcext:value-type="string">
            <text:p><text:a xlink:href="http://www.article19.org/" xlink:type="simple">http://www.article19.org/</text:a></text:p>
          </table:table-cell>
          <table:table-cell office:value-type="string" calcext:value-type="string">
            <text:p>AI of this world</text:p>
          </table:table-cell>
          <table:table-cell/>
        </table:table-row>
        <table:table-row table:style-name="ro1">
          <table:table-cell office:value-type="string" calcext:value-type="string">
            <text:p>PEN International</text:p>
          </table:table-cell>
          <table:table-cell office:value-type="string" calcext:value-type="string">
            <text:p>http://www.pen-international.or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dex on censorship</text:p>
          </table:table-cell>
          <table:table-cell office:value-type="string" calcext:value-type="string">
            <text:p>http://www.indexoncensorship.or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porters without Borders</text:p>
          </table:table-cell>
          <table:table-cell office:value-type="string" calcext:value-type="string">
            <text:p>http://en.rsf.or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vestigative Reporters and Editors</text:p>
          </table:table-cell>
          <table:table-cell office:value-type="string" calcext:value-type="string">
            <text:p>http://www.ire.org</text:p>
          </table:table-cell>
          <table:table-cell office:value-type="string" calcext:value-type="string">
            <text:p>Not really</text:p>
          </table:table-cell>
          <table:table-cell/>
        </table:table-row>
        <table:table-row table:style-name="ro1">
          <table:table-cell office:value-type="string" calcext:value-type="string">
            <text:p>Media Legal Defence Initiative</text:p>
          </table:table-cell>
          <table:table-cell office:value-type="string" calcext:value-type="string">
            <text:p>http://www.mediadefence.org</text:p>
          </table:table-cell>
          <table:table-cell office:value-type="string" calcext:value-type="string">
            <text:p>Big list of partners:</text:p>
          </table:table-cell>
          <table:table-cell office:value-type="string" calcext:value-type="string">
            <text:p>http://www.mediadefence.org/partners?&amp;page=2</text:p>
          </table:table-cell>
        </table:table-row>
        <table:table-row table:style-name="ro1">
          <table:table-cell office:value-type="string" calcext:value-type="string">
            <text:p>Internews</text:p>
          </table:table-cell>
          <table:table-cell office:value-type="string" calcext:value-type="string">
            <text:p>https://www.internews.org</text:p>
          </table:table-cell>
          <table:table-cell office:value-type="string" calcext:value-type="string">
            <text:p>Training</text:p>
          </table:table-cell>
          <table:table-cell/>
        </table:table-row>
        <table:table-row table:style-name="ro1">
          <table:table-cell office:value-type="string" calcext:value-type="string">
            <text:p>Center for International Media Assistance</text:p>
          </table:table-cell>
          <table:table-cell office:value-type="string" calcext:value-type="string">
            <text:p>http://www.cima.ned.org</text:p>
          </table:table-cell>
          <table:table-cell office:value-type="string" calcext:value-type="string">
            <text:p>Part of National Endowment for Democracy</text:p>
          </table:table-cell>
          <table:table-cell office:value-type="string" calcext:value-type="string">
            <text:p>http://www.cima.ned.org/resources/media-development-organizations/</text:p>
          </table:table-cell>
        </table:table-row>
        <table:table-row table:style-name="ro1">
          <table:table-cell office:value-type="string" calcext:value-type="string">
            <text:p>International Media Support</text:p>
          </table:table-cell>
          <table:table-cell office:value-type="string" calcext:value-type="string">
            <text:p>http://www.mediasupport.org</text:p>
          </table:table-cell>
          <table:table-cell office:value-type="string" calcext:value-type="string">
            <text:p>China and Egypt!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IFEX</text:p>
          </table:table-cell>
          <table:table-cell office:value-type="string" calcext:value-type="string">
            <text:p>https://www.ifex.org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C Media Action</text:p>
          </table:table-cell>
          <table:table-cell office:value-type="string" calcext:value-type="string">
            <text:p>http://www.bbc.co.uk/mediaaction</text:p>
          </table:table-cell>
          <table:table-cell office:value-type="string" calcext:value-type="string">
            <text:p>Health and international development with media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ttps://twitter.com/press_freedom</text:p>
          </table:table-cell>
          <table:table-cell/>
        </table:table-row>
        <table:table-row table:style-name="ro1">
          <table:table-cell office:value-type="string" calcext:value-type="string">
            <text:p>International News Safety Institute</text:p>
          </table:table-cell>
          <table:table-cell office:value-type="string" calcext:value-type="string">
            <text:p>http://www.newssafety.org/home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EX</text:p>
          </table:table-cell>
          <table:table-cell office:value-type="string" calcext:value-type="string">
            <text:p>https://www.irex.org/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Open Societies Foundations</text:p>
          </table:table-cell>
          <table:table-cell office:value-type="string" calcext:value-type="string">
            <text:p>https://www.opensocietyfoundations.org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eedom House</text:p>
          </table:table-cell>
          <table:table-cell office:value-type="string" calcext:value-type="string">
            <text:p>https://freedomhouse.org/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https://www.laquadrature.net/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https://www.privacyinternational.org/</text:p>
          </table:table-cell>
          <table:table-cell office:value-type="string" calcext:value-type="string">
            <text:p>Not reall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ttps://www.pen.org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FF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International Free Press Society</text:p>
          </table:table-cell>
          <table:table-cell office:value-type="string" calcext:value-type="string">
            <text:p>Ha, Danish cartoo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TICLE 19</text:p>
          </table:table-cell>
          <table:table-cell office:value-type="string" calcext:value-type="string">
            <text:p>XXXX</text:p>
          </table:table-cell>
          <table:table-cell office:value-type="string" calcext:value-type="string">
            <text:p>Works with Index on Censorship</text:p>
          </table:table-cell>
          <table:table-cell/>
        </table:table-row>
        <table:table-row table:style-name="ro1">
          <table:table-cell office:value-type="string" calcext:value-type="string">
            <text:p>Construction Sector Transparency Initiati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liance for Lobbying Transparency and Ethics Regula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tractive Industries Transparency Initiati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nancial Transparency Coali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lobal Transparency Initiati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rnational Aid Transparency Initiati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rtnership for Transparency Fun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nsparency Internation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ti-Defamation League of B'nai B'rit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mmunity Information, Empowerment and Transparenc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dex on Censorship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Based in London, Melody Patry lived in Egypt, does advocacy; support from OSF; reports from authoritarian egimes</text:p>
          </table:table-cell>
          <table:table-cell/>
        </table:table-row>
        <table:table-row table:style-name="ro1">
          <table:table-cell office:value-type="string" calcext:value-type="string">
            <text:p>Organization of Women Writers of Afric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ited Nations Correspondents Associa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orld Free Press Institut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rain journalists in US with fellowships, since 1962 10 per year</text:p>
          </table:table-cell>
          <table:table-cell/>
        </table:table-row>
        <table:table-row table:style-name="ro1">
          <table:table-cell office:value-type="string" calcext:value-type="string">
            <text:p>Youth for Transparency Internation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rnational Association for the Defence of Artis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rnational Organization of Journalist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rainings for unions, reporters; implements NED programs in China</text:p>
          </table:table-cell>
          <table:table-cell/>
        </table:table-row>
        <table:table-row table:style-name="ro1">
          <table:table-cell office:value-type="string" calcext:value-type="string">
            <text:p>Inter-American Convention on Transparency in Conventional Weapons Acquisit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ntre de solidarité avec les médias en Algéri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gregation for the Reform of the Index of Forbidden Book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uropean Foundation for Free Express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ee Press International</text:p>
          </table:table-cell>
          <table:table-cell office:value-type="string" calcext:value-type="string">
            <text:p>Weird anti New World Order th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man Rights Watch Free Expression Project</text:p>
          </table:table-cell>
          <table:table-cell table:style-name="ce2" office:value-type="string" calcext:value-type="string">
            <text:p>you</text:p>
          </table:table-cell>
          <table:table-cell table:number-columns-repeated="2"/>
        </table:table-row>
        <table:table-row table:style-name="ro1" table:number-rows-repeated="3">
          <table:table-cell table:number-columns-repeated="4"/>
        </table:table-row>
        <table:table-row table:style-name="ro1">
          <table:table-cell office:value-type="string" calcext:value-type="string">
            <text:p>International Association for Media and Communication Researc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rnational Federation of Journalis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rnational Sports Press Associa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mmonwealth Journalists Associa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rnational Association for Literary Journalism Studi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rnational Association of Philatelic Journalis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rnational Association of Press Club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rnational Association of Religion Journalis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rnational Federation of Agricultural Journalis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rnational Federation of Film Critic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orld Association of Esperanto Journalis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orld Federation of Travel Journalists and Write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orld Journalism Education Counci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frican Council for Communication Educa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frican Federation of Science Journalis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ab Science Journalists Associa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sia Journalist Associa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sociación Iberoamericana de Periodistas Especializados y Técnico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ssociation Internationale des Journalistes de Cyclis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ssociation of Caribbean Media Worke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ssociation of European Journalis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mmonwealth Environmental Journalists Associa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uropean Federation of Journalis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uropean Journalism Training Associa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uropean Military Press Associa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uropean Sports Press Un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uropean Travel Pre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uropean Union of Science Journalists' Associat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deration of African Journalist Un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deration of African Journalis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deration of Arab Journalis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deration of Latin American Journalis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deration of Sports Journalists of Americ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r American Press Associa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rnational Association of Ski Journalis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rnational Federation of Environmental Journalis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rnational Federation of Wine and Spirits Journalists and Write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rnational Union of African Journalis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rnational Union of Railway Pre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rdic Union of Journalis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cific Islands News Associa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ience Journalism Association from Iberoameric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uthern Africa Journalists Associa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st African Journalists' Un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orld Association of Women Journalists and Write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orld Federation of Science Journalis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sian Institute of Journalism and Communica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mmittee to Protect Journalis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federation of ASEAN Journalis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uropean Journalism Cent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rnational Centre of Advanced Communication Studies for Latin Americ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osé Marti International Institute of Journalis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ournalism in the Eastern Mediterranean - Strategy, Training, Organiza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tin American Journalism Cent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orld Press Freedom Committe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ab Reporters for Investigative Journalis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sia-Pacific Forum of Environmental Journalis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mocracy Reporting Internation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deration of Arab News Agenci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um for European Journalism Studen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um of African Investigative Reporte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lobal Investigative Journalism Networ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rnational Alliance of Equestrian Journalis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rnational Network of Young Journalis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rnational Ski Club of Journalis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tin American Council for Journalism Education Accredita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ws Media Coali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porters Without Borde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éophraste Networ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frica Water Journalist Networ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l Africa Founda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ntre africain de perfectionnement des journalistes et communicateu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rt Centre Europ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eign Correspondents' Club of South As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undation for a New Ibero-American Journalis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rnational Center for Journalis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rnational Consortium of Investigative Journalis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rnational Institute of Journalism and Communica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rnational Institute of Journalism, Berlin - Brandenbur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ournalists Against Corrup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twork for Reporting on Eastern Europ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ulitzer Center on Crisis Report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ciety of American Travel Write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omson Reuters Founda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frican Association of Journalists of the Rural Pre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frican Sports Journalists Un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ab Federation of Sports Journalis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sian Agricultural Journalists and Writers Associa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ssociation des journalistes de la presse francopho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ibbean Association of Media Worke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ibbean Journalists Un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mmonwealth Association for Education in Journalism and Communica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uropean Union of Environmental Journalis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deración Latinoamericana de Periodistas Tecnológico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deration of East African Journalists' Associat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rnational Alliance of Journalists and Writers in the Latin Languag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rnational Association of Journalists accredited to the League of Nat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rnational Association of Railway Journalis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rnational Committee for Cooperation of Journalis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rnational Federation of Aeronautical and Astronautical Journalis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rnational Federation of Catholic Schools of Journalis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rnational Federation of Chief Edito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rnational Federation of Free Journalis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rnational Federation of Journalists of the Allied and Free Countri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rnational Federation of Journalists, 19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rnational Federation of Open Air Journalists and Write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ournalists' International Association for Studying Problems of Overseas Peopl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tin American Association of Development Journalis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tin American Federation of Catholic Schools of Journalis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tin American Federation of Journalists and Writers in the Tourist Trad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rganization of Ibero-American Journalists Associat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cific Journalists Associa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n African Federation of Printers, Journalists, Cultural, Information and Allied Worke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n African Journalists' Union, 19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n-African Union of Journalis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manent Liaison Committee of Organizations, Trade Unions, Associations and Unions of Journalists of European Countri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ird World Journalis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ion des journalistes socialistes et progressistes de la Méditerrané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r-American Press Association Press Institu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frican Journalists in Exi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ssociation de la presse panafricai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rnational Media Organiza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ournalists for Human Righ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ournalists' Union for Science and Technology Advancement in Afric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wscoverage Unlimi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uth Asian Journalists Associa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orld Journalism Institu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outh Journalism Internation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frica Literature Centre, Kitw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lAfrica Founda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sian Journalists Federa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sian-African Journalists Associa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ssociation des journalistes philatéliques de la presse francopho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ssociation des journalistes spécialistes de l'Amérique latine et des Caraïb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ssociation des journalistes, écrivains et artistes de France et d'outre-m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ssociation internationale des étudiants journalistes européens, africains et malgach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ssociation méditerranéenne des journalistes et écrivains du touris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ssociation of Christian Journalists in Europ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ssociation of Foreign Affairs Journalis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ssociation of Journalists Accredited to the Vatic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ssociation professionnelle des journalistes de la radio et de la télévision de langue françai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ngladesh Peace and Human Rights Journalists For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ibbean Environmental Reporters' Networ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nter for International Journalis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ntral American Committee to Protect Journalis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ntral and Eastern European Media Centre Founda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ST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mité international pour la protection des journalistes en mission périlleu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mmittee for Nordic Colleges of Journalis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mmittee of European Journalists for Children's Righ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mmonwealth Correspondents Associa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federación Panamericana de Periodistas Deportivos, Buenos Air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rrespondents World Wid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minican Union of Journalists for Peac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ast-West Center Program on Communications and Journalis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ast-West European Network of Women Journalis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cole supérieure internationale de journalisme de Yaoundé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uropean Committee of Journalis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uropean Exiled Journalis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uropean Federation of Enterprises Journalis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uropean Network of Civilian Protection Corresponden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uropean Network of Media Journalis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eign Correspondents Association of Southeast As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orgi Dimitrov International Institute of Journalis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ero-American Association of Scientific Journalis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dependent Reporter's World Associa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formation and Cooperation Commission of Latin American Journalis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r Na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r-American Investigative Journalism Institu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rnational Association of Chess Journalis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rnational Association of Travel Journalis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rnational Association of Women and Home Page Journalis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rnational Centre for Higher Education in Journalis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rnational Centre for Journalists Based in Par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rnational Club of Cigar-Enthusiast Journalis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rnational Diplomatic Correspondents Associa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rnational Federation of Radio Journalis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rnational Film Journalists' Federa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rnational Guild of Craft Journalists, Authors and Photographe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rnational House of Journalists, Balatonszépla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rnational Institute for Journalism, Berl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rnational Islamic Journalists and Writers Associa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rnational Journalism Institu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rnational Labor History Associa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rnational Pentecostal Press Associa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rnational Printing Pressmen and Assistants' Union of North Americ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rnational Rest Home for Journalists, Varn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rnational Union for Support of Journalists' Crea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rnational Union of African Reporte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rpress Auto Clu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OJ Budapest International Institute for Training of Journalis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OJ International Club of Agricultural Journalis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ournalists in Europe Fun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ournalists' Association for Rural As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tin American Corporation of Journalists Specializing in Touris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tin American Federation of Sports Journalis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tin American Women's Press Agenc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diterranean Media Networ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etings of Nordic Sports Journalis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twork of Mediterranean Women Journalis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rdic Committee of Journalism Teache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rdic Journalist Cent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n Arab Journalists Institu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o Europea - Association of Journalists and Schola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bert Schuman Institute of Journalis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hool of Solidarity for the Training and Qualification of Journalists, Baghd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orts Intelligence Uni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ited Nations Network of Government-Appointed National Correspondents in the Field of Crime Prevention and Criminal Justic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ited Towns World Committee of Journalis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ltverband Deutschsprachiger Journalist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orld Bowling Write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orld College of Journalism and Communicat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orld Federation of Jewish Journalists</text:p>
          </table:table-cell>
          <table:table-cell table:number-columns-repeated="3"/>
        </table:table-row>
      </table:table>
      <table:table table:name="EDINGOS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row table:style-name="ro1"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URL</text:p>
          </table:table-cell>
          <table:table-cell table:style-name="ce3" office:value-type="string" calcext:value-type="string">
            <text:p>Countries</text:p>
          </table:table-cell>
          <table:table-cell table:style-name="ce3" office:value-type="string" calcext:value-type="string">
            <text:p>Programs</text:p>
          </table:table-cell>
          <table:table-cell/>
        </table:table-row>
        <table:table-row table:style-name="ro1">
          <table:table-cell office:value-type="string" calcext:value-type="string">
            <text:p>World Education</text:p>
          </table:table-cell>
          <table:table-cell office:value-type="string" calcext:value-type="string">
            <text:p>http://www.worlded.org/</text:p>
          </table:table-cell>
          <table:table-cell office:value-type="string" calcext:value-type="string">
            <text:p>Egypt, China, lots of others</text:p>
          </table:table-cell>
          <table:table-cell office:value-type="string" calcext:value-type="string">
            <text:p>All education</text:p>
          </table:table-cell>
          <table:table-cell office:value-type="string" calcext:value-type="string">
            <text:p>http://egypt.worlded.org/index.htm</text:p>
          </table:table-cell>
        </table:table-row>
        <table:table-row table:style-name="ro1">
          <table:table-cell office:value-type="string" calcext:value-type="string">
            <text:p>Global Partnership for Education</text:p>
          </table:table-cell>
          <table:table-cell office:value-type="string" calcext:value-type="string">
            <text:p>http://www.globalpartnership.org</text:p>
          </table:table-cell>
          <table:table-cell office:value-type="string" calcext:value-type="string">
            <text:p>Not Egypt, not Chi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tes Foundation</text:p>
          </table:table-cell>
          <table:table-cell office:value-type="string" calcext:value-type="string">
            <text:p>http://www.gatesfoundation.org/what-we-do</text:p>
          </table:table-cell>
          <table:table-cell/>
          <table:table-cell office:value-type="string" calcext:value-type="string">
            <text:p>Global libraries (education just in US?)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Pauline Rose</text:p>
          </table:table-cell>
          <table:table-cell office:value-type="string" calcext:value-type="string">
            <text:p>https://t.co/3CMyDyA8sm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A World At School</text:p>
          </table:table-cell>
          <table:table-cell office:value-type="string" calcext:value-type="string">
            <text:p>http://www.aworldatschool.org</text:p>
          </table:table-cell>
          <table:table-cell office:value-type="string" calcext:value-type="string">
            <text:p>Not Egypt, not Chi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obal Campaign for Education</text:p>
          </table:table-cell>
          <table:table-cell office:value-type="string" calcext:value-type="string">
            <text:p>http://www.campaignforeducation.org/en/</text:p>
          </table:table-cell>
          <table:table-cell office:value-type="string" calcext:value-type="string">
            <text:p>Partners with Middle Eastern ING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E International in Egypt</text:p>
          </table:table-cell>
          <table:table-cell office:value-type="string" calcext:value-type="string">
            <text:p>http://www.care.org.eg/index.php</text:p>
          </table:table-cell>
          <table:table-cell office:value-type="string" calcext:value-type="string">
            <text:p>Egypt</text:p>
          </table:table-cell>
          <table:table-cell office:value-type="string" calcext:value-type="string">
            <text:p>Education, governance, women's rights, lots</text:p>
          </table:table-cell>
          <table:table-cell/>
        </table:table-row>
        <table:table-row table:style-name="ro1">
          <table:table-cell office:value-type="string" calcext:value-type="string">
            <text:p>China Care International (not the same thing)</text:p>
          </table:table-cell>
          <table:table-cell office:value-type="string" calcext:value-type="string">
            <text:p>http://chinacareinternational.com/cci/?page_id=43</text:p>
          </table:table-cell>
          <table:table-cell/>
          <table:table-cell office:value-type="string" calcext:value-type="string">
            <text:p>Primary schools, humanitarian relief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Etijah</text:p>
          </table:table-cell>
          <table:table-cell office:value-type="string" calcext:value-type="string">
            <text:p>http://etijah.org/about/</text:p>
          </table:table-cell>
          <table:table-cell office:value-type="string" calcext:value-type="string">
            <text:p>Egypt only (not INGO)</text:p>
          </table:table-cell>
          <table:table-cell office:value-type="string" calcext:value-type="string">
            <text:p>Education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SIL East Asia/International</text:p>
          </table:table-cell>
          <table:table-cell office:value-type="string" calcext:value-type="string">
            <text:p>http://www.sil.org</text:p>
          </table:table-cell>
          <table:table-cell/>
          <table:table-cell office:value-type="string" calcext:value-type="string">
            <text:p>Language development (ESL + endangered local languages)</text:p>
          </table:table-cell>
          <table:table-cell office:value-type="string" calcext:value-type="string">
            <text:p>Proud to conform with new INGO regulations! <text:a xlink:href="http://www.sil.org/about/news/sil-east-asia-satisfies-new-ingo-regulations-china" xlink:type="simple">http://www.sil.org/about/news/sil-east-asia-satisfies-new-ingo-regulations-china</text:a>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INCLUDED</text:p>
          </table:table-cell>
          <table:table-cell office:value-type="string" calcext:value-type="string">
            <text:p>http://www.economist.com/news/china/21604609-foreign-charity-shows-how-thrive-china-doing-good</text:p>
          </table:table-cell>
          <table:table-cell office:value-type="string" calcext:value-type="string">
            <text:p>China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Association for World Education</text:p>
          </table:table-cell>
          <table:table-cell office:value-type="string" calcext:value-type="string">
            <text:p>http://www.awe-international.com/?page_id=109</text:p>
          </table:table-cell>
          <table:table-cell office:value-type="string" calcext:value-type="string">
            <text:p>Egypt chapter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0">00/00/0000</text:date>, <text:time style:data-style-name="N2" text:time-value="14:00:45.303691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20T20:59:09.908789000</meta:creation-date>
    <dc:date>2015-11-10T14:01:15.652518000</dc:date>
    <meta:editing-duration>PT2H54M3S</meta:editing-duration>
    <meta:editing-cycles>14</meta:editing-cycles>
    <meta:generator>LibreOffice/4.4.5.2$MacOSX_X86_64 LibreOffice_project/a22f674fd25a3b6f45bdebf25400ed2adff0ff99</meta:generator>
    <meta:document-statistic meta:table-count="3" meta:cell-count="342" meta:object-count="0"/>
  </office:meta>
</office:document-meta>
</file>